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style:font-weight-asian="normal" style:font-weight-complex="normal"/>
    </style:style>
    <style:style style:name="P2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officeooo:paragraph-rsid="001491f8"/>
    </style:style>
    <style:style style:name="P3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officeooo:paragraph-rsid="00156b61"/>
    </style:style>
    <style:style style:name="P4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officeooo:paragraph-rsid="0015baa4"/>
    </style:style>
    <style:style style:name="P5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491f8" style:font-weight-asian="normal" style:font-weight-complex="normal"/>
    </style:style>
    <style:style style:name="P6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56b61" style:font-weight-asian="normal" style:font-weight-complex="normal"/>
    </style:style>
    <style:style style:name="T1" style:family="text">
      <style:text-properties style:font-name="Linux Libertine Display G"/>
    </style:style>
    <style:style style:name="T2" style:family="text">
      <style:text-properties style:font-name="Linux Libertine Display G" fo:font-size="12pt"/>
    </style:style>
    <style:style style:name="T3" style:family="text">
      <style:text-properties style:font-name="Linux Libertine Display G" fo:font-size="12pt" officeooo:rsid="0013caa3"/>
    </style:style>
    <style:style style:name="T4" style:family="text">
      <style:text-properties style:font-name="Linux Libertine Display G" fo:font-size="12pt" officeooo:rsid="0013b369"/>
    </style:style>
    <style:style style:name="T5" style:family="text">
      <style:text-properties style:font-name="Linux Libertine Display G" fo:font-size="12pt" officeooo:rsid="001491f8"/>
    </style:style>
    <style:style style:name="T6" style:family="text">
      <style:text-properties style:font-name="Linux Libertine Display G" fo:font-size="12pt" officeooo:rsid="00132b91"/>
    </style:style>
    <style:style style:name="T7" style:family="text">
      <style:text-properties style:font-name="Linux Libertine Display G" fo:font-size="12pt" officeooo:rsid="00156b61"/>
    </style:style>
    <style:style style:name="T8" style:family="text">
      <style:text-properties style:font-name="Linux Libertine Display G" fo:font-size="12pt" officeooo:rsid="0015baa4"/>
    </style:style>
    <style:style style:name="T9" style:family="text">
      <style:text-properties style:font-name="Linux Libertine Display G" fo:font-size="12pt" fo:language="es" fo:country="ES" fo:font-weight="normal" style:font-weight-asian="normal" style:font-weight-complex="normal"/>
    </style:style>
    <style:style style:name="T10" style:family="text">
      <style:text-properties style:font-name="Linux Libertine Display G" fo:font-size="12pt" fo:language="es" fo:country="ES" fo:font-weight="normal" officeooo:rsid="0015baa4" style:font-weight-asian="normal" style:font-weight-complex="normal"/>
    </style:style>
    <style:style style:name="T11" style:family="text">
      <style:text-properties style:font-name="Linux Libertine Display G" fo:font-size="12pt" fo:language="es" fo:country="ES" fo:font-weight="normal" officeooo:rsid="0013b369" style:font-weight-asian="normal" style:font-weight-complex="normal"/>
    </style:style>
    <style:style style:name="T12" style:family="text">
      <style:text-properties style:font-name="Linux Libertine Display G" fo:font-size="12pt" fo:language="es" fo:country="ES" fo:font-weight="normal" officeooo:rsid="0013caa3" style:font-weight-asian="normal" style:font-weight-complex="normal"/>
    </style:style>
    <style:style style:name="T13" style:family="text">
      <style:text-properties style:font-name="Linux Libertine Display G" fo:font-size="12pt" fo:language="es" fo:country="ES" fo:font-weight="normal" officeooo:rsid="00132b91" style:font-weight-asian="normal" style:font-weight-complex="normal"/>
    </style:style>
    <style:style style:name="T14" style:family="text">
      <style:text-properties style:font-name="Linux Libertine Display G" fo:font-size="12pt" fo:language="es" fo:country="ES" fo:font-weight="normal" officeooo:rsid="001491f8" style:font-weight-asian="normal" style:font-weight-complex="normal"/>
    </style:style>
    <style:style style:name="T15" style:family="text">
      <style:text-properties style:font-name="Linux Libertine Display G" fo:font-size="12pt" fo:language="es" fo:country="ES" fo:font-weight="normal" officeooo:rsid="00156b61" style:font-weight-asian="normal" style:font-weight-complex="normal"/>
    </style:style>
    <style:style style:name="T16" style:family="text">
      <style:text-properties style:font-name="Linux Libertine Display G" officeooo:rsid="001491f8"/>
    </style:style>
    <style:style style:name="T17" style:family="text">
      <style:text-properties style:font-name="Linux Libertine Display G" officeooo:rsid="00156b61"/>
    </style:style>
    <style:style style:name="T18" style:family="text">
      <style:text-properties style:font-name="Linux Libertine Display G" officeooo:rsid="0015baa4"/>
    </style:style>
    <style:style style:name="T19" style:family="text">
      <style:text-properties style:font-name="Linux Libertine Display G" fo:language="es" fo:country="ES" fo:font-weight="normal" style:font-weight-asian="normal" style:font-weight-complex="normal"/>
    </style:style>
    <style:style style:name="T20" style:family="text">
      <style:text-properties style:font-name="Linux Libertine Display G" fo:language="es" fo:country="ES" fo:font-weight="normal" officeooo:rsid="0015baa4" style:font-weight-asian="normal" style:font-weight-complex="normal"/>
    </style:style>
    <style:style style:name="T21" style:family="text">
      <style:text-properties style:font-name="Linux Libertine Display G" fo:language="es" fo:country="ES" fo:font-weight="normal" officeooo:rsid="001491f8" style:font-weight-asian="normal" style:font-weight-complex="normal"/>
    </style:style>
    <style:style style:name="T22" style:family="text">
      <style:text-properties officeooo:rsid="0015ba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ón debe admitir los <text:span text:style-name="T22">roles y capacidades </text:span>sig<text:span text:style-name="T22">uientes</text:span>: </text:p>
      <text:list xml:id="list1834827411" text:style-name="L7">
        <text:list-item>
          <text:p text:style-name="P5"><text:span text:style-name="T2">Usuario </text:span><text:span text:style-name="T6">anónimo </text:span><text:span text:style-name="T3">(UA)</text:span><text:span text:style-name="T2">.</text:span></text:p>
          <text:list>
            <text:list-item>
              <text:p text:style-name="P5"><text:span text:style-name="T3">P</text:span><text:span text:style-name="T2">or defecto, </text:span><text:span text:style-name="T3">al acceder al sitio web se hace como UA, sin </text:span><text:span text:style-name="T2">ninguna validación </text:span><text:span text:style-name="T3">ni</text:span><text:span text:style-name="T2"> credencial. Basta con acceder a la página (url) de inicio de la aplicación.</text:span></text:p>
            </text:list-item>
            <text:list-item>
              <text:p text:style-name="P5"><text:span text:style-name="T1">Un UA debe poder realizar búsquedas de productos, es decir, debe tener pleno acceso a la exploración del catálogo.</text:span></text:p>
            </text:list-item>
            <text:list-item>
              <text:p text:style-name="P5"><text:span text:style-name="T1">La plena exploración del catálogo debe permitir realizar búsquedas filtradas según 0, 1 ó más criterios, tales como:</text:span></text:p>
              <text:list>
                <text:list-item>
                  <text:p text:style-name="P5"><text:span text:style-name="T8">Categoría</text:span><text:span text:style-name="T2"> </text:span><text:span text:style-name="T3">del producto</text:span><text:span text:style-name="T2"> (</text:span><text:span text:style-name="T3">v</text:span><text:span text:style-name="T2">ideojuegos, </text:span><text:span text:style-name="T3">e</text:span><text:span text:style-name="T2">lectrodomésticos, </text:span><text:span text:style-name="T3">i</text:span><text:span text:style-name="T2">nformática, telefonía, </text:span><text:span text:style-name="T3">hogar, alimentación</text:span><text:span text:style-name="T2">).</text:span></text:p>
                </text:list-item>
                <text:list-item>
                  <text:p text:style-name="P5"><text:span text:style-name="T1">Marcas.</text:span></text:p>
                </text:list-item>
                <text:list-item>
                  <text:p text:style-name="P5"><text:span text:style-name="T1">Puntuación.</text:span></text:p>
                </text:list-item>
              </text:list>
            </text:list-item>
            <text:list-item>
              <text:p text:style-name="P5"><text:span text:style-name="T3">Un UA debe poder v</text:span><text:span text:style-name="T2">isualizar la ficha de un </text:span><text:span text:style-name="T3">producto</text:span><text:span text:style-name="T2"> </text:span><text:span text:style-name="T3">de </text:span><text:span text:style-name="T8">entre </text:span><text:span text:style-name="T3">lo</text:span><text:span text:style-name="T2">s obtenidas en </text:span><text:span text:style-name="T3">una</text:span><text:span text:style-name="T2"> búsqueda.</text:span></text:p>
            </text:list-item>
            <text:list-item>
              <text:p text:style-name="P5"><text:span text:style-name="T5">Un UA debe poder c</text:span><text:span text:style-name="T2">onsultar las promociones disponibles.</text:span></text:p>
            </text:list-item>
            <text:list-item>
              <text:p text:style-name="P4"><text:span text:style-name="T10">Un UA debe poder r</text:span><text:span text:style-name="T9">egistrarse como </text:span><text:span text:style-name="T11">usuario </text:span><text:span text:style-name="T10">registrado completando</text:span><text:span text:style-name="T9"> un formulario (nombre, password, dirección de correo, localización, etc..).</text:span></text:p>
            </text:list-item>
          </text:list>
        </text:list-item>
        <text:list-item>
          <text:p text:style-name="P2"><text:span text:style-name="T13">Usuario </text:span><text:span text:style-name="T14">registrado (UR)</text:span><text:span text:style-name="T9">. </text:span><text:span text:style-name="T19">Este perfil representa a un usuario que ha pasado de anónimo a registrado. </text:span><text:span text:style-name="T20">U</text:span><text:span text:style-name="T19">n UR posee todas las capacidades del </text:span><text:span text:style-name="T20">UA,</text:span><text:span text:style-name="T19"> más otras específicas suyas, </text:span><text:span text:style-name="T21">a saber:</text:span></text:p>
          <text:list>
            <text:list-item>
              <text:p text:style-name="P5"><text:span text:style-name="T16">E</text:span><text:span text:style-name="T1">ditar </text:span><text:span text:style-name="T18">su perfil (</text:span><text:span text:style-name="T1">datos personales, </text:span><text:span text:style-name="T18">preferencias, etc.)</text:span></text:p>
            </text:list-item>
            <text:list-item>
              <text:p text:style-name="P6"><text:span text:style-name="T7">Realizar pedidos y efectuar los correspondientes pagos a través de una pasarela segura.</text:span></text:p>
            </text:list-item>
            <text:list-item>
              <text:p text:style-name="P6"><text:span text:style-name="T7">Para la gestión de la c</text:span><text:span text:style-name="T2">ompra </text:span><text:span text:style-name="T7">el UR debe disponer </text:span><text:span text:style-name="T2">de un carrito virtual.</text:span></text:p>
            </text:list-item>
            <text:list-item>
              <text:p text:style-name="P6"><text:span text:style-name="T5">(continuación del anterior) el carrito debe permitir introducir productos (desde la pantalla de visualización de un producto), modificar la cantidad de productos y eliminar productos del carrito.</text:span></text:p>
            </text:list-item>
            <text:list-item>
              <text:p text:style-name="P3"><text:span text:style-name="T9">Puntuar (</text:span><text:span text:style-name="T10">de alguna manera, p.e. </text:span><text:span text:style-name="T9">estrellas del 1 al 5) un determinado </text:span><text:span text:style-name="T13">producto </text:span><text:span text:style-name="T15">que haya a</text:span><text:span text:style-name="T10">dquirido. Debe poder hacerlo</text:span><text:span text:style-name="T15"> en cualquier momento tras la compra</text:span><text:span text:style-name="T9">.</text:span></text:p>
            </text:list-item>
            <text:list-item>
              <text:p text:style-name="P3"><text:span text:style-name="T9">Consultar un histórico de </text:span><text:span text:style-name="T10">sus</text:span><text:span text:style-name="T9"> </text:span><text:span text:style-name="T11">transacciones,</text:span><text:span text:style-name="T9"> detallando los productos comprados, la fecha de la compra y el precio de cada uno de los productos.</text:span></text:p>
            </text:list-item>
            <text:list-item>
              <text:p text:style-name="P6"><text:span text:style-name="T1">Darse de baja como </text:span><text:span text:style-name="T18">UR</text:span><text:span text:style-name="T1">.</text:span></text:p>
            </text:list-item>
          </text:list>
        </text:list-item>
        <text:list-item>
          <text:p text:style-name="P6"><text:span text:style-name="T6">A</text:span><text:span text:style-name="T7">dmin. Debe poder gestionar todo lo relacionado con los artículos expuestos (características, precios, modos de envío, promociones y ofertas, etc). </text:span></text:p>
          <text:list>
            <text:list-item>
              <text:p text:style-name="P6"><text:span text:style-name="T7">el administrador de</text:span><text:span text:style-name="T8">be</text:span><text:span text:style-name="T7"> poder a</text:span><text:span text:style-name="T2">ñadir </text:span><text:span text:style-name="T6">productos</text:span><text:span text:style-name="T2"> al catálogo.</text:span></text:p>
            </text:list-item>
            <text:list-item>
              <text:p text:style-name="P6"><text:span text:style-name="T7">el administrador de poder e</text:span><text:span text:style-name="T2">ditar </text:span><text:span text:style-name="T6">productos</text:span><text:span text:style-name="T2"> (precio, disponibilidad, número de items, etc.).</text:span></text:p>
            </text:list-item>
            <text:list-item>
              <text:p text:style-name="P6"><text:span text:style-name="T7">el admin debe poder e</text:span><text:span text:style-name="T2">stablecer promociones </text:span><text:span text:style-name="T7">de</text:span><text:span text:style-name="T6"> productos</text:span><text:span text:style-name="T2">.</text:span></text:p>
            </text:list-item>
            <text:list-item>
              <text:p text:style-name="P4"><text:span text:style-name="T15">el admin debe poder m</text:span><text:span text:style-name="T10">odificar</text:span><text:span text:style-name="T9"> promociones </text:span><text:span text:style-name="T15">de</text:span><text:span text:style-name="T13"> productos</text:span><text:span text:style-name="T9">.</text:span></text:p>
            </text:list-item>
            <text:list-item>
              <text:p text:style-name="P6"><text:span text:style-name="T7">El admin debe poder g</text:span><text:span text:style-name="T2">enerar informes </text:span><text:span text:style-name="T6">(p.e.</text:span><text:span text:style-name="T2"> </text:span><text:span text:style-name="T7">ventas de</text:span><text:span text:style-name="T2"> un determinado día </text:span><text:span text:style-name="T7">con </text:span><text:span text:style-name="T2">su importe y la facturación total</text:span><text:span text:style-name="T6">)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6T11:24:13.613756000</meta:creation-date>
    <dc:date>2019-09-26T13:42:07.525790000</dc:date>
    <meta:editing-duration>PT27M6S</meta:editing-duration>
    <meta:editing-cycles>5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5" meta:word-count="375" meta:character-count="2367" meta:non-whitespace-character-count="2039"/>
  </office:meta>
</office:document-meta>
</file>